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c110" officeooo:paragraph-rsid="0000c110"/>
    </style:style>
    <style:style style:name="P2" style:family="paragraph" style:parent-style-name="Standard">
      <style:text-properties officeooo:rsid="00029d38" officeooo:paragraph-rsid="00029d38"/>
    </style:style>
    <style:style style:name="T1" style:family="text">
      <style:text-properties officeooo:rsid="00029d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this project, our agent had to undergo an A* search algorithm to the target. Since our agent was going to be in the competitive ladder, we decided it was more efficient and unpredictable to use the road map A* method. It allowed for our agent to compute less to find the shortest path to the target as well as create a more straight forward path. <text:span text:style-name="T1">The two other A* implementations that were given to us, involving grids, did not fit the nature of how competitive works because it requires your ship to go to its next target in the most efficient path possible.</text:span> However, there were some drawbacks with implementing A* like this, such as accommodating for a changing environment. Another thing that caused hiccups in the ship traversing through space was the momentum shift while it would go to the next node would cause it to run into an asteroid. Because the 'AdvancedMovementVector' action we implemented with the reflex agent would allow the ship to move in what is a very fast and dynamic way to a straight line target, while taking in shifts in momentum, it only can go from point A to point B so the error was inherent to the algorithm itself. Since A* doesn't constantly search for a shortest path, it searches for it on a timer, for our agent we chose to refresh the timer for every 25 time steps because it seemed short enough to account for asteroid shifts while being long enough to not extend computing time too much. </text:p>
      <text:p text:style-name="P1"/>
      <text:p text:style-name="P1">The heuristic we chose for the road map A* algorithm of our ship was that we would set each node to be mine-able asteroids and beacons, since we could quickly iterate through each set of objects while being able to stop on them without having to worry about the ship bouncing. When creating the graph for our algorithm, we started with a complete graph of the ship, target, and every collectible node. Once the complete graph was found, we deleted every edge that had a non mine-able asteroid in its defined path. The defined path was used by the 'space.isPathClearOfObstacles' method with the radius set to twice that of the ship to account for fast moving asteroids, and momentum. If the radius was set any higher the algorithm would deadlock often because the non mine-able asteroids would get to be too much to find a path to a target, even when there was one shown. With the combination of searching if the path was clear for twice the radius of the ship could fit as well as refreshing the algorithm every 25 time steps it was found that it was a good balance of compute cycles to determining <text:span text:style-name="T1">the unpredictability of the environment. </text:span></text:p>
      <text:p text:style-name="P1"/>
      <text:p text:style-name="P2">Using A* in general isn't ideal, mostly because there will often be obstacles in the way where they could be dodged if the straight path was taken anyway. This creates the fact that A* does not account for the stochastic environment that SpaceWars is to begin with. It deals with how the environment is at the time of calculating the path, so it would only be ideal if the environment was static the entire time. However it is a good algorithm to find the shortest path to the target, iff the time it takes to calculate an answer fits within the time constraints.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00:19:11.209174272</meta:creation-date>
    <dc:date>2017-02-22T00:47:06.999702813</dc:date>
    <meta:editing-duration>PT7M15S</meta:editing-duration>
    <meta:editing-cycles>1</meta:editing-cycles>
    <meta:document-statistic meta:table-count="0" meta:image-count="0" meta:object-count="0" meta:page-count="1" meta:paragraph-count="3" meta:word-count="564" meta:character-count="3136" meta:non-whitespace-character-count="2572"/>
    <meta:generator>LibreOffice/4.2.8.2$Linux_X86_64 LibreOffice_project/420m0$Build-2</meta:generator>
  </office:meta>
</office:document-meta>
</file>